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Console" svg:font-family="Consol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es" fo:country="ES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style:text-properties fo:font-size="12pt" officeooo:rsid="00582be4" officeooo:paragraph-rsid="0059ceb8"/>
    </style:style>
    <style:style style:name="P3" style:family="paragraph" style:parent-style-name="Standard">
      <style:paragraph-properties fo:text-align="center" style:justify-single-word="false"/>
      <style:text-properties officeooo:paragraph-rsid="00489925"/>
    </style:style>
    <style:style style:name="P4" style:family="paragraph" style:parent-style-name="Standard">
      <style:paragraph-properties fo:text-align="start" style:justify-single-word="false"/>
      <style:text-properties officeooo:paragraph-rsid="008a1f8c"/>
    </style:style>
    <style:style style:name="P5" style:family="paragraph" style:parent-style-name="Standard">
      <style:text-properties officeooo:paragraph-rsid="00582be4"/>
    </style:style>
    <style:style style:name="P6" style:family="paragraph" style:parent-style-name="Standard">
      <style:text-properties officeooo:rsid="00496d7c" officeooo:paragraph-rsid="00582be4"/>
    </style:style>
    <style:style style:name="P7" style:family="paragraph" style:parent-style-name="Text_20_body">
      <style:paragraph-properties fo:text-align="start" style:justify-single-word="false"/>
      <style:text-properties officeooo:rsid="00496d7c" officeooo:paragraph-rsid="00582be4"/>
    </style:style>
    <style:style style:name="P8" style:family="paragraph" style:parent-style-name="Text_20_body">
      <style:paragraph-properties fo:text-align="start" style:justify-single-word="false"/>
      <style:text-properties officeooo:rsid="00496d7c" officeooo:paragraph-rsid="0064dac7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2pt" fo:language="es" fo:country="ES" fo:font-weight="normal" officeooo:rsid="0051ccb0" officeooo:paragraph-rsid="008a1f8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 style:list-style-name="L4">
      <style:text-properties officeooo:rsid="0059ceb8" officeooo:paragraph-rsid="0059ceb8"/>
    </style:style>
    <style:style style:name="P11" style:family="paragraph" style:parent-style-name="Standard" style:list-style-name="L4">
      <style:text-properties officeooo:rsid="0059ceb8" officeooo:paragraph-rsid="009cf839"/>
    </style:style>
    <style:style style:name="P12" style:family="paragraph" style:parent-style-name="Standard">
      <style:text-properties officeooo:rsid="0059ceb8" officeooo:paragraph-rsid="009cf839"/>
    </style:style>
    <style:style style:name="P13" style:family="paragraph" style:parent-style-name="Standard">
      <style:text-properties fo:font-size="12pt" officeooo:rsid="00582be4" officeooo:paragraph-rsid="00582be4"/>
    </style:style>
    <style:style style:name="P14" style:family="paragraph" style:parent-style-name="Standard">
      <style:text-properties fo:font-size="12pt" fo:font-weight="bold" officeooo:rsid="00582be4" officeooo:paragraph-rsid="005f4d7e" style:font-weight-asian="bold" style:font-weight-complex="bold"/>
    </style:style>
    <style:style style:name="P15" style:family="paragraph" style:parent-style-name="Standard" style:list-style-name="L6"/>
    <style:style style:name="P16" style:family="paragraph" style:parent-style-name="Standard">
      <style:paragraph-properties fo:text-align="start" style:justify-single-word="false"/>
      <style:text-properties officeooo:paragraph-rsid="008a1f8c"/>
    </style:style>
    <style:style style:name="P17" style:family="paragraph" style:parent-style-name="Standard" style:list-style-name="L7"/>
    <style:style style:name="P18" style:family="paragraph" style:parent-style-name="Standard" style:list-style-name="L8">
      <style:text-properties officeooo:paragraph-rsid="00ab399e"/>
    </style:style>
    <style:style style:name="P19" style:family="paragraph" style:parent-style-name="Standard" style:list-style-name="L4">
      <style:text-properties fo:font-weight="normal" officeooo:rsid="0059ceb8" officeooo:paragraph-rsid="00895de4" style:font-weight-asian="normal" style:font-weight-complex="normal"/>
    </style:style>
    <style:style style:name="P20" style:family="paragraph" style:parent-style-name="Standard">
      <style:text-properties fo:font-weight="normal" officeooo:rsid="0059ceb8" officeooo:paragraph-rsid="00895de4" style:font-weight-asian="normal" style:font-weight-complex="normal"/>
    </style:style>
    <style:style style:name="P21" style:family="paragraph" style:parent-style-name="Standard">
      <style:text-properties officeooo:paragraph-rsid="00582be4"/>
    </style:style>
    <style:style style:name="P22" style:family="paragraph" style:parent-style-name="Standard">
      <style:paragraph-properties fo:text-align="center" style:justify-single-word="false"/>
      <style:text-properties officeooo:paragraph-rsid="00489925"/>
    </style:style>
    <style:style style:name="P23" style:family="paragraph" style:parent-style-name="Standard">
      <style:text-properties officeooo:paragraph-rsid="00ab399e"/>
    </style:style>
    <style:style style:name="P24" style:family="paragraph" style:parent-style-name="Text_20_body" style:list-style-name="L1"/>
    <style:style style:name="P25" style:family="paragraph" style:parent-style-name="Text_20_body" style:list-style-name="L2">
      <style:text-properties officeooo:paragraph-rsid="00944683"/>
    </style:style>
    <style:style style:name="P26" style:family="paragraph" style:parent-style-name="Text_20_body" style:list-style-name="L3">
      <style:paragraph-properties fo:text-align="start" style:justify-single-word="false"/>
      <style:text-properties officeooo:rsid="00496d7c" officeooo:paragraph-rsid="00496d7c"/>
    </style:style>
    <style:style style:name="P27" style:family="paragraph" style:parent-style-name="Text_20_body">
      <style:paragraph-properties fo:text-align="start" style:justify-single-word="false"/>
      <style:text-properties officeooo:rsid="00496d7c" officeooo:paragraph-rsid="00496d7c"/>
    </style:style>
    <style:style style:name="P28" style:family="paragraph" style:parent-style-name="Text_20_body">
      <style:paragraph-properties fo:text-align="start" style:justify-single-word="false"/>
      <style:text-properties officeooo:rsid="00496d7c" officeooo:paragraph-rsid="0064dac7"/>
    </style:style>
    <style:style style:name="P29" style:family="paragraph" style:parent-style-name="Text_20_body">
      <style:paragraph-properties fo:text-align="start" style:justify-single-word="false"/>
      <style:text-properties officeooo:rsid="00496d7c" officeooo:paragraph-rsid="00582be4"/>
    </style:style>
    <style:style style:name="P30" style:family="paragraph" style:parent-style-name="Text_20_body" style:list-style-name="L10">
      <style:paragraph-properties fo:text-align="start" style:justify-single-word="false"/>
      <style:text-properties officeooo:rsid="00496d7c" officeooo:paragraph-rsid="00ab399e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paragraph-rsid="00a3e89d"/>
    </style:style>
    <style:style style:name="P32" style:family="paragraph" style:parent-style-name="Text_20_body" style:list-style-name="L8">
      <style:paragraph-properties fo:text-align="start" style:justify-single-word="false"/>
      <style:text-properties officeooo:paragraph-rsid="00ab399e"/>
    </style:style>
    <style:style style:name="P33" style:family="paragraph" style:parent-style-name="Text_20_body" style:list-style-name="L4">
      <style:paragraph-properties fo:text-align="start" style:justify-single-word="false"/>
      <style:text-properties officeooo:paragraph-rsid="00987bd5"/>
    </style:style>
    <style:style style:name="P34" style:family="paragraph" style:parent-style-name="Text_20_body" style:list-style-name="L4">
      <style:paragraph-properties fo:text-align="start" style:justify-single-word="false"/>
      <style:text-properties officeooo:paragraph-rsid="009a155e"/>
    </style:style>
    <style:style style:name="P35" style:family="paragraph" style:parent-style-name="Text_20_body">
      <style:paragraph-properties fo:text-align="start" style:justify-single-word="false"/>
      <style:text-properties officeooo:paragraph-rsid="004c0718"/>
    </style:style>
    <style:style style:name="P36" style:family="paragraph" style:parent-style-name="Text_20_body">
      <style:paragraph-properties fo:text-align="start" style:justify-single-word="false"/>
      <style:text-properties officeooo:paragraph-rsid="008e7638"/>
    </style:style>
    <style:style style:name="P37" style:family="paragraph" style:parent-style-name="Text_20_body">
      <style:paragraph-properties fo:text-align="start" style:justify-single-word="false"/>
      <style:text-properties officeooo:paragraph-rsid="00a3e89d"/>
    </style:style>
    <style:style style:name="P38" style:family="paragraph" style:parent-style-name="Text_20_body">
      <style:paragraph-properties fo:text-align="start" style:justify-single-word="false"/>
      <style:text-properties officeooo:paragraph-rsid="00ab399e"/>
    </style:style>
    <style:style style:name="P39" style:family="paragraph" style:parent-style-name="Text_20_body">
      <style:paragraph-properties fo:text-align="start" style:justify-single-word="false"/>
      <style:text-properties officeooo:paragraph-rsid="008a1f8c"/>
    </style:style>
    <style:style style:name="P40" style:family="paragraph" style:parent-style-name="Text_20_body">
      <style:text-properties officeooo:paragraph-rsid="00944683"/>
    </style:style>
    <style:style style:name="P41" style:family="paragraph" style:parent-style-name="Text_20_body">
      <style:paragraph-properties fo:text-align="start" style:justify-single-word="false"/>
      <style:text-properties officeooo:rsid="004a25e9" officeooo:paragraph-rsid="004a25e9"/>
    </style:style>
    <style:style style:name="P42" style:family="paragraph" style:parent-style-name="Text_20_body">
      <style:paragraph-properties fo:text-align="start" style:justify-single-word="false"/>
      <style:text-properties officeooo:rsid="004a25e9" officeooo:paragraph-rsid="00ab399e"/>
    </style:style>
    <style:style style:name="P43" style:family="paragraph" style:parent-style-name="Text_20_body">
      <style:paragraph-properties fo:text-align="start" style:justify-single-word="false"/>
      <style:text-properties fo:font-size="14pt" fo:font-style="italic" fo:font-weight="bold" officeooo:rsid="00496d7c" officeooo:paragraph-rsid="00532a67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Text_20_body">
      <style:paragraph-properties fo:margin-top="0cm" fo:margin-bottom="0.212cm" style:contextual-spacing="false" fo:text-align="start" style:justify-single-word="false"/>
      <style:text-properties officeooo:paragraph-rsid="008e7638"/>
    </style:style>
    <style:style style:name="T1" style:family="text">
      <style:text-properties style:text-position="0% 100%" fo:font-size="28pt" fo:language="es" fo:country="ES" fo:font-weight="bold" officeooo:rsid="00459d08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2" style:family="text">
      <style:text-properties style:text-position="0% 100%" fo:font-size="28pt" fo:language="es" fo:country="ES" fo:font-weight="bold" officeooo:rsid="004e9bc1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3" style:family="text">
      <style:text-properties style:text-position="0% 100%" fo:font-size="28pt" fo:language="es" fo:country="ES" fo:font-weight="bold" officeooo:rsid="00489925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style:text-position="0% 100%" fo:font-size="28pt" fo:language="es" fo:country="ES" fo:font-weight="bold" officeooo:rsid="00a99dd8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5" style:family="text">
      <style:text-properties style:text-position="0% 100%" fo:font-size="28pt" fo:language="es" fo:country="ES" fo:font-weight="bold" officeooo:rsid="00a9a74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6" style:family="text">
      <style:text-properties style:text-position="0% 100%" fo:font-size="28pt" fo:language="es" fo:country="ES" fo:font-weight="bold" officeooo:rsid="00af0c89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7" style:family="text">
      <style:text-properties style:text-position="0% 100%" fo:language="es" fo:country="ES" fo:font-weight="normal" officeooo:rsid="00578f0c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style:text-position="0% 100%" fo:language="es" fo:country="ES" fo:font-weight="normal" officeooo:rsid="007a1dbb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style:text-position="0% 100%" fo:language="es" fo:country="ES" fo:font-weight="normal" officeooo:rsid="007ee903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style:text-position="0% 100%" fo:language="es" fo:country="ES" fo:font-weight="normal" officeooo:rsid="0080f97f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style:text-position="0% 100%" fo:language="es" fo:country="ES" fo:font-weight="normal" officeooo:rsid="0092197e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style:text-position="0% 100%" fo:language="es" fo:country="ES" fo:font-weight="normal" officeooo:rsid="00ae439a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style:text-position="0% 100%" fo:language="es" fo:country="ES" style:language-asian="zxx" style:country-asian="none" style:language-complex="zxx" style:country-complex="none"/>
    </style:style>
    <style:style style:name="T14" style:family="text">
      <style:text-properties style:text-position="0% 100%" fo:language="es" fo:country="ES" officeooo:rsid="00532a67" style:language-asian="zxx" style:country-asian="none" style:language-complex="zxx" style:country-complex="none"/>
    </style:style>
    <style:style style:name="T15" style:family="text">
      <style:text-properties style:text-position="0% 100%" fo:font-size="12pt" fo:language="es" fo:country="ES" fo:font-weight="normal" officeooo:rsid="004a25e9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style:text-position="0% 100%" fo:font-size="12pt" fo:language="es" fo:country="ES" fo:font-weight="normal" officeooo:rsid="005ad1f0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style:text-position="0% 100%" fo:font-size="12pt" fo:language="es" fo:country="ES" fo:font-weight="normal" officeooo:rsid="005c6607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style:text-position="0% 100%" fo:font-size="12pt" fo:language="es" fo:country="ES" fo:font-weight="normal" officeooo:rsid="005d622d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style:text-position="0% 100%" fo:font-size="12pt" fo:language="es" fo:country="ES" fo:font-weight="normal" officeooo:rsid="0061eeef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style:text-position="0% 100%" fo:font-size="12pt" fo:language="es" fo:country="ES" fo:font-weight="normal" officeooo:rsid="0064dac7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style:text-position="0% 100%" fo:font-size="12pt" fo:language="es" fo:country="ES" fo:font-weight="normal" officeooo:rsid="0068e2c0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style:text-position="0% 100%" fo:font-size="12pt" fo:language="es" fo:country="ES" fo:font-weight="normal" officeooo:rsid="00695776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style:text-position="0% 100%" fo:font-size="12pt" fo:language="es" fo:country="ES" fo:font-weight="normal" officeooo:rsid="00582be4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style:text-position="0% 100%" fo:font-size="12pt" fo:language="es" fo:country="ES" fo:font-weight="normal" officeooo:rsid="006bb791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style:text-position="0% 100%" fo:font-size="12pt" fo:language="es" fo:country="ES" fo:font-weight="normal" officeooo:rsid="00733c8d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style:text-position="0% 100%" fo:font-size="12pt" fo:language="es" fo:country="ES" fo:font-weight="normal" officeooo:rsid="00749ae0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style:text-position="0% 100%" fo:font-size="12pt" fo:language="es" fo:country="ES" fo:font-weight="normal" officeooo:rsid="0075b5b4" style:language-asian="zxx" style:country-asian="none" style:font-weight-asian="normal" style:language-complex="zxx" style:country-complex="none" style:font-weight-complex="normal"/>
    </style:style>
    <style:style style:name="T28" style:family="text">
      <style:text-properties style:text-position="0% 100%" fo:font-size="12pt" fo:language="es" fo:country="ES" fo:font-weight="normal" officeooo:rsid="0076f5c6" style:language-asian="zxx" style:country-asian="none" style:font-weight-asian="normal" style:language-complex="zxx" style:country-complex="none" style:font-weight-complex="normal"/>
    </style:style>
    <style:style style:name="T29" style:family="text">
      <style:text-properties style:text-position="0% 100%" fo:font-size="12pt" fo:language="es" fo:country="ES" fo:font-weight="normal" officeooo:rsid="007882cb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style:text-position="0% 100%" fo:font-size="12pt" fo:language="es" fo:country="ES" fo:font-weight="normal" officeooo:rsid="007ad82e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style:text-position="0% 100%" fo:font-size="12pt" fo:language="es" fo:country="ES" fo:font-weight="normal" officeooo:rsid="0087fec0" style:language-asian="zxx" style:country-asian="none" style:font-weight-asian="normal" style:language-complex="zxx" style:country-complex="none" style:font-weight-complex="normal"/>
    </style:style>
    <style:style style:name="T32" style:family="text">
      <style:text-properties style:text-position="0% 100%" fo:font-size="12pt" fo:language="es" fo:country="ES" fo:font-weight="normal" officeooo:rsid="00987bd5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style:text-position="0% 100%" fo:font-size="12pt" fo:language="es" fo:country="ES" fo:font-weight="normal" officeooo:rsid="00b22ad4" style:language-asian="zxx" style:country-asian="none" style:font-weight-asian="normal" style:language-complex="zxx" style:country-complex="none" style:font-weight-complex="normal"/>
    </style:style>
    <style:style style:name="T34" style:family="text">
      <style:text-properties style:text-position="0% 100%" fo:font-size="12pt" fo:language="es" fo:country="ES" fo:font-weight="normal" officeooo:rsid="0051ccb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5" style:family="text">
      <style:text-properties style:text-position="0% 100%" fo:font-size="12pt" fo:language="es" fo:country="ES" fo:font-weight="normal" officeooo:rsid="008a1f8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6" style:family="text">
      <style:text-properties style:text-position="0% 100%" fo:font-size="12pt" fo:language="es" fo:country="ES" fo:font-weight="normal" officeooo:rsid="008321b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7" style:family="text">
      <style:text-properties style:text-position="0% 100%" fo:font-size="12pt" fo:language="es" fo:country="ES" fo:font-weight="normal" officeooo:rsid="008e763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8" style:family="text">
      <style:text-properties style:text-position="0% 100%" fo:font-size="12pt" fo:language="es" fo:country="ES" fo:font-weight="normal" officeooo:rsid="00b0981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9" style:family="text">
      <style:text-properties style:text-position="0% 100%" fo:font-size="12pt" fo:language="es" fo:country="ES" fo:font-weight="normal" officeooo:rsid="0051cc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0" style:family="text">
      <style:text-properties style:text-position="0% 100%" fo:font-size="12pt" fo:language="es" fo:country="ES" fo:font-weight="normal" officeooo:rsid="009cf83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1" style:family="text">
      <style:text-properties style:text-position="0% 100%" fo:font-size="12pt" fo:language="es" fo:country="ES" fo:font-weight="normal" officeooo:rsid="005f4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2" style:family="text">
      <style:text-properties style:text-position="0% 100%" fo:font-size="12pt" fo:language="es" fo:country="ES" fo:font-weight="bold" officeooo:rsid="00678371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style:text-position="0% 100%" fo:font-size="12pt" fo:language="es" fo:country="ES" fo:font-weight="bold" officeooo:rsid="006ddcd9" style:language-asian="zxx" style:country-asian="none" style:font-weight-asian="bold" style:language-complex="zxx" style:country-complex="none" style:font-weight-complex="bold"/>
    </style:style>
    <style:style style:name="T44" style:family="text">
      <style:text-properties style:text-position="0% 100%" fo:font-size="12pt" fo:language="es" fo:country="ES" fo:font-weight="bold" officeooo:rsid="006e2ec5" style:language-asian="zxx" style:country-asian="none" style:font-weight-asian="bold" style:language-complex="zxx" style:country-complex="none" style:font-weight-complex="bold"/>
    </style:style>
    <style:style style:name="T45" style:family="text">
      <style:text-properties style:text-position="0% 100%" fo:font-size="12pt" fo:language="es" fo:country="ES" fo:font-weight="bold" officeooo:rsid="007143ce" style:language-asian="zxx" style:country-asian="none" style:font-weight-asian="bold" style:language-complex="zxx" style:country-complex="none" style:font-weight-complex="bold"/>
    </style:style>
    <style:style style:name="T46" style:family="text">
      <style:text-properties style:text-position="0% 100%" fo:font-size="12pt" fo:language="es" fo:country="ES" fo:font-weight="bold" officeooo:rsid="0076f5c6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style:text-position="0% 100%" fo:font-size="12pt" fo:language="es" fo:country="ES" fo:font-weight="bold" officeooo:rsid="007ad82e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style:text-position="0% 100%" fo:font-size="12pt" fo:language="es" fo:country="ES" fo:font-weight="bold" officeooo:rsid="00868915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style:text-position="0% 100%" fo:font-size="12pt" fo:language="es" fo:country="ES" fo:font-weight="bold" officeooo:rsid="0087fec0" style:language-asian="zxx" style:country-asian="none" style:font-weight-asian="bold" style:language-complex="zxx" style:country-complex="none" style:font-weight-complex="bold"/>
    </style:style>
    <style:style style:name="T50" style:family="text">
      <style:text-properties style:text-position="0% 100%" fo:font-size="12pt" fo:language="es" fo:country="ES" fo:font-weight="bold" officeooo:rsid="0051ccb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1" style:family="text">
      <style:text-properties style:text-position="0% 100%" fo:font-size="12pt" fo:language="es" fo:country="ES" fo:font-style="italic" fo:font-weight="normal" officeooo:rsid="00496d7c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52" style:family="text">
      <style:text-properties style:text-position="0% 100%" fo:font-size="12pt" fo:language="es" fo:country="ES" officeooo:rsid="00b3d2db" style:language-asian="zxx" style:country-asian="none" style:language-complex="zxx" style:country-complex="none"/>
    </style:style>
    <style:style style:name="T53" style:family="text">
      <style:text-properties style:text-position="0% 100%" fo:font-size="14pt" fo:language="es" fo:country="ES" fo:font-style="italic" fo:font-weight="bold" officeooo:rsid="00532a67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54" style:family="text">
      <style:text-properties style:text-position="0% 100%" fo:font-size="14pt" fo:language="es" fo:country="ES" fo:font-style="italic" fo:font-weight="bold" officeooo:rsid="00582be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55" style:family="text">
      <style:text-properties style:text-position="0% 100%" fo:font-size="14pt" fo:language="es" fo:country="ES" fo:font-style="italic" fo:font-weight="bold" officeooo:rsid="0064dac7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56" style:family="text">
      <style:text-properties style:text-position="0% 100%" fo:font-size="14pt" fo:language="es" fo:country="ES" fo:font-style="italic" fo:font-weight="bold" officeooo:rsid="00a3e89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57" style:family="text">
      <style:text-properties style:text-position="0% 100%" fo:font-size="14pt" fo:language="es" fo:country="ES" fo:font-style="italic" fo:font-weight="bold" officeooo:rsid="00496d7c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58" style:family="text">
      <style:text-properties style:text-position="super 58%" fo:font-size="28pt" fo:language="es" fo:country="ES" fo:font-weight="bold" officeooo:rsid="00489925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59" style:family="text">
      <style:text-properties style:text-position="super 58%" fo:font-size="12pt" fo:language="es" fo:country="ES" fo:font-weight="normal" officeooo:rsid="008321b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text-position="super 58%" fo:font-size="12pt" fo:language="es" fo:country="ES" fo:font-weight="normal" officeooo:rsid="00895de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text-position="super 58%" fo:font-size="12pt" fo:language="es" fo:country="ES" officeooo:rsid="00895de4" style:font-size-asian="12pt" style:language-asian="zxx" style:country-asian="none" style:font-size-complex="12pt" style:language-complex="zxx" style:country-complex="none"/>
    </style:style>
    <style:style style:name="T62" style:family="text">
      <style:text-properties style:text-position="super 58%" fo:font-size="12pt" fo:language="es" fo:country="ES" fo:font-weight="bold" officeooo:rsid="00895de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font-size="12pt" officeooo:rsid="004a25e9"/>
    </style:style>
    <style:style style:name="T65" style:family="text">
      <style:text-properties fo:font-size="12pt" fo:font-style="italic" officeooo:rsid="004a25e9" style:font-style-asian="italic" style:font-style-complex="italic"/>
    </style:style>
    <style:style style:name="T66" style:family="text">
      <style:text-properties fo:font-size="12pt" fo:font-style="italic" officeooo:rsid="00496d7c"/>
    </style:style>
    <style:style style:name="T67" style:family="text">
      <style:text-properties fo:font-size="12pt" fo:font-style="italic" fo:font-weight="normal" officeooo:rsid="00496d7c" style:font-weight-asian="normal" style:font-weight-complex="normal"/>
    </style:style>
    <style:style style:name="T68" style:family="text">
      <style:text-properties fo:font-size="12pt" officeooo:rsid="00496d7c"/>
    </style:style>
    <style:style style:name="T69" style:family="text">
      <style:text-properties fo:font-size="12pt" fo:language="es" fo:country="ES" fo:font-weight="normal" officeooo:rsid="004781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fo:font-size="12pt" fo:language="es" fo:country="ES" fo:font-weight="normal" officeooo:rsid="0051ccb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fo:font-size="12pt" fo:language="es" fo:country="ES" fo:font-weight="normal" officeooo:rsid="004e718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fo:font-size="12pt" fo:language="es" fo:country="ES" fo:font-weight="normal" officeooo:rsid="004e9bc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fo:font-size="12pt" fo:language="es" fo:country="ES" fo:font-weight="normal" officeooo:rsid="008321b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fo:font-size="12pt" fo:language="es" fo:country="ES" fo:font-weight="normal" officeooo:rsid="0051cc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fo:font-size="12pt" fo:language="es" fo:country="ES" fo:font-weight="bold" officeooo:rsid="0051ccb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76" style:family="text">
      <style:text-properties fo:font-size="12pt" fo:language="es" fo:country="ES" officeooo:rsid="0051ccb0" style:font-size-asian="12pt" style:language-asian="zxx" style:country-asian="none" style:font-size-complex="12pt" style:language-complex="zxx" style:country-complex="none"/>
    </style:style>
    <style:style style:name="T77" style:family="text">
      <style:text-properties fo:font-size="12pt" officeooo:rsid="00582be4"/>
    </style:style>
    <style:style style:name="T78" style:family="text">
      <style:text-properties fo:font-size="12pt" officeooo:rsid="005c6607"/>
    </style:style>
    <style:style style:name="T79" style:family="text">
      <style:text-properties fo:font-size="12pt" officeooo:rsid="00624c3b"/>
    </style:style>
    <style:style style:name="T80" style:family="text">
      <style:text-properties fo:font-size="12pt" officeooo:rsid="00664fc0"/>
    </style:style>
    <style:style style:name="T81" style:family="text">
      <style:text-properties fo:font-size="12pt" officeooo:rsid="0068e2c0"/>
    </style:style>
    <style:style style:name="T82" style:family="text">
      <style:text-properties fo:font-size="12pt" fo:font-weight="bold" officeooo:rsid="004a25e9" style:font-weight-asian="bold" style:font-weight-complex="bold"/>
    </style:style>
    <style:style style:name="T83" style:family="text">
      <style:text-properties fo:font-size="12pt" fo:font-weight="bold" officeooo:rsid="00868915" style:font-weight-asian="bold" style:font-weight-complex="bold"/>
    </style:style>
    <style:style style:name="T84" style:family="text">
      <style:text-properties fo:font-size="12pt" fo:font-weight="bold" officeooo:rsid="0087fec0" style:font-weight-asian="bold" style:font-weight-complex="bold"/>
    </style:style>
    <style:style style:name="T85" style:family="text">
      <style:text-properties fo:font-size="12pt" officeooo:rsid="00987bd5"/>
    </style:style>
    <style:style style:name="T86" style:family="text">
      <style:text-properties fo:font-size="12pt" officeooo:rsid="009a155e"/>
    </style:style>
    <style:style style:name="T87" style:family="text">
      <style:text-properties fo:font-size="12pt" fo:font-weight="normal" officeooo:rsid="005f4d7e" style:font-weight-asian="normal" style:font-weight-complex="normal"/>
    </style:style>
    <style:style style:name="T88" style:family="text">
      <style:text-properties fo:font-size="12pt" fo:font-weight="normal" officeooo:rsid="0061eeef" style:font-weight-asian="normal" style:font-weight-complex="normal"/>
    </style:style>
    <style:style style:name="T89" style:family="text">
      <style:text-properties fo:font-size="12pt" fo:font-weight="normal" officeooo:rsid="0060ec16" style:font-weight-asian="normal" style:font-weight-complex="normal"/>
    </style:style>
    <style:style style:name="T90" style:family="text">
      <style:text-properties fo:font-size="12pt" fo:font-weight="normal" officeooo:rsid="00496d7c" style:font-weight-asian="normal" style:font-weight-complex="normal"/>
    </style:style>
    <style:style style:name="T91" style:family="text">
      <style:text-properties fo:font-size="12pt" officeooo:rsid="00b22ad4"/>
    </style:style>
    <style:style style:name="T92" style:family="text">
      <style:text-properties fo:font-size="12pt" officeooo:rsid="00b3d2db"/>
    </style:style>
    <style:style style:name="T93" style:family="text">
      <style:text-properties officeooo:rsid="004a25e9"/>
    </style:style>
    <style:style style:name="T94" style:family="text">
      <style:text-properties style:text-position="sub 58%"/>
    </style:style>
    <style:style style:name="T95" style:family="text">
      <style:text-properties officeooo:rsid="00496d7c"/>
    </style:style>
    <style:style style:name="T96" style:family="text">
      <style:text-properties officeooo:rsid="00532a67"/>
    </style:style>
    <style:style style:name="T9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8" style:family="text">
      <style:text-properties fo:font-size="14pt" fo:font-style="italic" fo:font-weight="bold" officeooo:rsid="005749d9" style:font-size-asian="14pt" style:font-style-asian="italic" style:font-weight-asian="bold" style:font-size-complex="14pt" style:font-style-complex="italic" style:font-weight-complex="bold"/>
    </style:style>
    <style:style style:name="T99" style:family="text">
      <style:text-properties fo:font-size="14pt" fo:font-style="italic" fo:font-weight="bold" officeooo:rsid="00a3e89d" style:font-size-asian="14pt" style:font-style-asian="italic" style:font-weight-asian="bold" style:font-size-complex="14pt" style:font-style-complex="italic" style:font-weight-complex="bold"/>
    </style:style>
    <style:style style:name="T100" style:family="text">
      <style:text-properties fo:font-size="14pt" fo:font-style="italic" fo:font-weight="bold" officeooo:rsid="00496d7c" style:font-size-asian="14pt" style:font-style-asian="italic" style:font-weight-asian="bold" style:font-size-complex="14pt" style:font-style-complex="italic" style:font-weight-complex="bold"/>
    </style:style>
    <style:style style:name="T101" style:family="text">
      <style:text-properties fo:font-size="14pt" fo:font-style="italic" fo:font-weight="bold" officeooo:rsid="00532a67" style:font-size-asian="14pt" style:font-style-asian="italic" style:font-weight-asian="bold" style:font-size-complex="14pt" style:font-style-complex="italic" style:font-weight-complex="bold"/>
    </style:style>
    <style:style style:name="T102" style:family="text">
      <style:text-properties officeooo:rsid="00578f0c"/>
    </style:style>
    <style:style style:name="T103" style:family="text">
      <style:text-properties fo:font-weight="bold" officeooo:rsid="007b2042" style:font-weight-asian="bold" style:font-weight-complex="bold"/>
    </style:style>
    <style:style style:name="T104" style:family="text">
      <style:text-properties fo:font-weight="bold" officeooo:rsid="004a25e9" style:font-weight-asian="bold" style:font-weight-complex="bold"/>
    </style:style>
    <style:style style:name="T105" style:family="text">
      <style:text-properties officeooo:rsid="00582be4"/>
    </style:style>
    <style:style style:name="T106" style:family="text">
      <style:text-properties officeooo:rsid="0064dac7"/>
    </style:style>
    <style:style style:name="T107" style:family="text">
      <style:text-properties fo:font-weight="normal" officeooo:rsid="007ee903" style:font-weight-asian="normal" style:font-weight-complex="normal"/>
    </style:style>
    <style:style style:name="T108" style:family="text">
      <style:text-properties fo:font-weight="normal" officeooo:rsid="00ad486a" style:font-weight-asian="normal" style:font-weight-complex="normal"/>
    </style:style>
    <style:style style:name="T109" style:family="text">
      <style:text-properties fo:font-weight="normal" officeooo:rsid="00ae439a" style:font-weight-asian="normal" style:font-weight-complex="normal"/>
    </style:style>
    <style:style style:name="T110" style:family="text">
      <style:text-properties officeooo:rsid="007a1dbb"/>
    </style:style>
    <style:style style:name="T111" style:family="text">
      <style:text-properties officeooo:rsid="007b2042"/>
    </style:style>
    <style:style style:name="T112" style:family="text">
      <style:text-properties officeooo:rsid="007c9fc4"/>
    </style:style>
    <style:style style:name="T113" style:family="text">
      <style:text-properties officeooo:rsid="007ee903"/>
    </style:style>
    <style:style style:name="T114" style:family="text">
      <style:text-properties officeooo:rsid="007eebda"/>
    </style:style>
    <style:style style:name="T115" style:family="text">
      <style:text-properties officeooo:rsid="0082b3e0"/>
    </style:style>
    <style:style style:name="T116" style:family="text">
      <style:text-properties officeooo:rsid="0092197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2462121744240" text:id="ct2462121744240">
          <text:deletion>
            <office:change-info>
              <dc:creator>Autor desconocido</dc:creator>
              <dc:date>2021-07-11T11:49:00</dc:date>
            </office:change-info>
            <text:p text:style-name="P3"><text:span text:style-name="T1">Suposiciones</text:span></text:p>
          </text:deletion>
        </text:changed-region>
        <text:changed-region xml:id="ct2462121739200" text:id="ct2462121739200">
          <text:insertion>
            <office:change-info>
              <dc:creator>Autor desconocido</dc:creator>
              <dc:date>2021-07-11T11:49:00</dc:date>
            </office:change-info>
          </text:insertion>
        </text:changed-region>
        <text:changed-region xml:id="ct2462121738480" text:id="ct2462121738480">
          <text:deletion>
            <office:change-info>
              <dc:creator>Autor desconocido</dc:creator>
              <dc:date>2021-07-11T11:49:08</dc:date>
            </office:change-info>
            <text:p text:style-name="P3"><text:span text:style-name="T1">del</text:span></text:p>
          </text:deletion>
        </text:changed-region>
        <text:changed-region xml:id="ct2462121736080" text:id="ct2462121736080">
          <text:insertion>
            <office:change-info>
              <dc:creator>Autor desconocido</dc:creator>
              <dc:date>2021-07-11T11:49:08</dc:date>
            </office:change-info>
          </text:insertion>
        </text:changed-region>
        <text:changed-region xml:id="ct2462032282416" text:id="ct2462032282416">
          <text:deletion>
            <office:change-info>
              <dc:creator>Autor desconocido</dc:creator>
              <dc:date>2021-07-11T11:51:17</dc:date>
            </office:change-info>
            <text:p text:style-name="P3"><text:span text:style-name="T1"><text:s/></text:span><text:span text:style-name="T2">test</text:span></text:p>
          </text:deletion>
        </text:changed-region>
        <text:changed-region xml:id="ct2462032278816" text:id="ct2462032278816">
          <text:insertion>
            <office:change-info>
              <dc:creator>Autor desconocido</dc:creator>
              <dc:date>2021-07-11T11:51:17</dc:date>
            </office:change-info>
          </text:insertion>
        </text:changed-region>
        <text:changed-region xml:id="ct2462124672480" text:id="ct2462124672480">
          <text:deletion>
            <office:change-info>
              <dc:creator>Autor desconocido</dc:creator>
              <dc:date>2021-07-11T11:01:08</dc:date>
            </office:change-info>
            <text:p text:style-name="P9"/>
            <text:p text:style-name="P9"/>
            <text:p text:style-name="P9"/>
          </text:deletion>
        </text:changed-region>
        <text:changed-region xml:id="ct2462032274976" text:id="ct2462032274976">
          <text:deletion>
            <office:change-info>
              <dc:creator>Autor desconocido</dc:creator>
              <dc:date>2021-07-11T11:51:25</dc:date>
            </office:change-info>
            <text:p text:style-name="P4"><text:span text:style-name="T35">el</text:span></text:p>
          </text:deletion>
        </text:changed-region>
        <text:changed-region xml:id="ct2462032286256" text:id="ct2462032286256">
          <text:insertion>
            <office:change-info>
              <dc:creator>Autor desconocido</dc:creator>
              <dc:date>2021-07-11T11:51:25</dc:date>
            </office:change-info>
          </text:insertion>
        </text:changed-region>
        <text:changed-region xml:id="ct2462124670080" text:id="ct2462124670080">
          <text:insertion>
            <office:change-info>
              <dc:creator>Autor desconocido</dc:creator>
              <dc:date>2021-07-11T11:01:02</dc:date>
            </office:change-info>
          </text:insertion>
        </text:changed-region>
        <text:changed-region xml:id="ct2462124660480" text:id="ct2462124660480">
          <text:deletion>
            <office:change-info>
              <dc:creator>Autor desconocido</dc:creator>
              <dc:date>2021-07-11T11:02:26</dc:date>
            </office:change-info>
            <text:p text:style-name="P4">The hypotheses of the Fisher’s exact test are the same than for the Chi-square test, that is:</text:p>
            <text:p text:style-name="P9"/>
            <text:p text:style-name="P4"/>
          </text:deletion>
        </text:changed-region>
        <text:changed-region xml:id="ct2462124669120" text:id="ct2462124669120">
          <text:format-change>
            <office:change-info>
              <dc:creator>Autor desconocido</dc:creator>
              <dc:date>2021-07-11T11:02:37</dc:date>
            </office:change-info>
          </text:format-change>
        </text:changed-region>
        <text:changed-region xml:id="ct2462124669600" text:id="ct2462124669600">
          <text:deletion>
            <office:change-info>
              <dc:creator>Autor desconocido</dc:creator>
              <dc:date>2021-07-11T11:02:33</dc:date>
            </office:change-info>
            <text:list xml:id="list3111466480" text:style-name="L1">
              <text:list-item>
                <text:p text:style-name="P24"><text:span text:style-name="T94"/></text:p>
              </text:list-item>
              <text:list-item>
                <text:p text:style-name="P24"><text:span text:style-name="T94"/></text:p>
              </text:list-item>
            </text:list>
          </text:deletion>
        </text:changed-region>
        <text:changed-region xml:id="ct2462124670800" text:id="ct2462124670800">
          <text:insertion>
            <office:change-info>
              <dc:creator>Autor desconocido</dc:creator>
              <dc:date>2021-07-11T11:03:17</dc:date>
            </office:change-info>
          </text:insertion>
        </text:changed-region>
        <text:changed-region xml:id="ct2462124671280" text:id="ct2462124671280">
          <text:deletion>
            <office:change-info>
              <dc:creator>Autor desconocido</dc:creator>
              <dc:date>2021-07-11T11:03:22</dc:date>
            </office:change-info>
            <text:p text:style-name="Text_20_body"><text:span text:style-name="T116">the variables are</text:span></text:p>
          </text:deletion>
        </text:changed-region>
        <text:changed-region xml:id="ct2462124672720" text:id="ct2462124672720">
          <text:insertion>
            <office:change-info>
              <dc:creator>Autor desconocido</dc:creator>
              <dc:date>2021-07-11T11:03:22</dc:date>
            </office:change-info>
          </text:insertion>
        </text:changed-region>
        <text:changed-region xml:id="ct2462124671520" text:id="ct2462124671520">
          <text:insertion>
            <office:change-info>
              <dc:creator>Autor desconocido</dc:creator>
              <dc:date>2021-07-11T11:03:24</dc:date>
            </office:change-info>
          </text:insertion>
        </text:changed-region>
        <text:changed-region xml:id="ct2462124672240" text:id="ct2462124672240">
          <text:insertion>
            <office:change-info>
              <dc:creator>Autor desconocido</dc:creator>
              <dc:date>2021-07-11T11:03:25</dc:date>
            </office:change-info>
          </text:insertion>
        </text:changed-region>
        <text:changed-region xml:id="ct2462124658320" text:id="ct2462124658320">
          <text:deletion>
            <office:change-info>
              <dc:creator>Autor desconocido</dc:creator>
              <dc:date>2021-07-11T11:03:42</dc:date>
            </office:change-info>
            <text:p text:style-name="Text_20_body"><text:span text:style-name="T116">, there is </text:span><text:span text:style-name="Strong_20_Emphasis"><text:span text:style-name="T116">no</text:span></text:span><text:span text:style-name="T116"> relationship between the two categorical variables</text:span></text:p>
          </text:deletion>
        </text:changed-region>
        <text:changed-region xml:id="ct2462124673680" text:id="ct2462124673680">
          <text:insertion>
            <office:change-info>
              <dc:creator>Autor desconocido</dc:creator>
              <dc:date>2021-07-11T11:03:45</dc:date>
            </office:change-info>
          </text:insertion>
        </text:changed-region>
        <text:changed-region xml:id="ct2462124673920" text:id="ct2462124673920">
          <text:insertion>
            <office:change-info>
              <dc:creator>Autor desconocido</dc:creator>
              <dc:date>2021-07-11T11:04:05</dc:date>
            </office:change-info>
          </text:insertion>
        </text:changed-region>
        <text:changed-region xml:id="ct2462124674160" text:id="ct2462124674160">
          <text:deletion>
            <office:change-info>
              <dc:creator>Autor desconocido</dc:creator>
              <dc:date>2021-07-11T11:04:16</dc:date>
            </office:change-info>
            <text:p text:style-name="Text_20_body"><text:span text:style-name="T116">Knowing the value of one variable does not help to predict the value of the other variable </text:span></text:p>
          </text:deletion>
        </text:changed-region>
        <text:changed-region xml:id="ct2462121874576" text:id="ct2462121874576">
          <text:format-change>
            <office:change-info>
              <dc:creator>Autor desconocido</dc:creator>
              <dc:date>2021-07-11T11:02:39</dc:date>
            </office:change-info>
          </text:format-change>
        </text:changed-region>
        <text:changed-region xml:id="ct2462121876016" text:id="ct2462121876016">
          <text:deletion>
            <office:change-info>
              <dc:creator>Autor desconocido</dc:creator>
              <dc:date>2021-07-11T11:02:41</dc:date>
            </office:change-info>
            <text:p text:style-name="P40"><text:span text:style-name="T94"><text:s/></text:span></text:p>
          </text:deletion>
        </text:changed-region>
        <text:changed-region xml:id="ct2462121886576" text:id="ct2462121886576">
          <text:deletion>
            <office:change-info>
              <dc:creator>Autor desconocido</dc:creator>
              <dc:date>2021-07-11T11:04:31</dc:date>
            </office:change-info>
            <text:p text:style-name="P40">the variables are dependent</text:p>
          </text:deletion>
        </text:changed-region>
        <text:changed-region xml:id="ct2462121887056" text:id="ct2462121887056">
          <text:insertion>
            <office:change-info>
              <dc:creator>Autor desconocido</dc:creator>
              <dc:date>2021-07-11T11:04:31</dc:date>
            </office:change-info>
          </text:insertion>
        </text:changed-region>
        <text:changed-region xml:id="ct2462121876256" text:id="ct2462121876256">
          <text:deletion>
            <office:change-info>
              <dc:creator>Autor desconocido</dc:creator>
              <dc:date>2021-07-11T11:04:42</dc:date>
            </office:change-info>
            <text:p text:style-name="P40"><text:span text:style-name="T116">, there is a relationship between the two categorical variables</text:span></text:p>
          </text:deletion>
        </text:changed-region>
        <text:changed-region xml:id="ct2462121873856" text:id="ct2462121873856">
          <text:insertion>
            <office:change-info>
              <dc:creator>Autor desconocido</dc:creator>
              <dc:date>2021-07-11T11:04:46</dc:date>
            </office:change-info>
          </text:insertion>
        </text:changed-region>
        <text:changed-region xml:id="ct2462121873616" text:id="ct2462121873616">
          <text:deletion>
            <office:change-info>
              <dc:creator>Autor desconocido</dc:creator>
              <dc:date>2021-07-11T11:05:02</dc:date>
            </office:change-info>
            <text:p text:style-name="P40"><text:span text:style-name="T116">other variable </text:span></text:p>
          </text:deletion>
        </text:changed-region>
        <text:changed-region xml:id="ct2462121872656" text:id="ct2462121872656">
          <text:deletion>
            <office:change-info>
              <dc:creator>Autor desconocido</dc:creator>
              <dc:date>2021-07-11T11:04:58</dc:date>
            </office:change-info>
            <text:p text:style-name="P40"><text:span text:style-name="T116">Knowing the value of one variable helps to predict the value of the </text:span></text:p>
          </text:deletion>
        </text:changed-region>
        <text:changed-region xml:id="ct2462121763920" text:id="ct2462121763920">
          <text:deletion>
            <office:change-info>
              <dc:creator>Autor desconocido</dc:creator>
              <dc:date>2021-07-11T11:52:49</dc:date>
            </office:change-info>
            <text:list xml:id="list1643197620" text:style-name="L2">
              <text:list-item>
                <text:p text:style-name="P25"/>
              </text:list-item>
              <text:list-item>
                <text:p text:style-name="P25"/>
              </text:list-item>
            </text:list>
          </text:deletion>
        </text:changed-region>
        <text:changed-region xml:id="ct2462121763200" text:id="ct2462121763200">
          <text:deletion>
            <office:change-info>
              <dc:creator>Autor desconocido</dc:creator>
              <dc:date>2021-07-11T11:52:49</dc:date>
            </office:change-info>
            <text:p text:style-name="Text_20_body"/>
          </text:deletion>
        </text:changed-region>
        <text:changed-region xml:id="ct2462121881056" text:id="ct2462121881056">
          <text:insertion>
            <office:change-info>
              <dc:creator>Autor desconocido</dc:creator>
              <dc:date>2021-07-11T11:05:18</dc:date>
            </office:change-info>
          </text:insertion>
        </text:changed-region>
        <text:changed-region xml:id="ct2462121762960" text:id="ct2462121762960">
          <text:deletion>
            <office:change-info>
              <dc:creator>Autor desconocido</dc:creator>
              <dc:date>2021-07-11T11:52:44</dc:date>
            </office:change-info>
            <text:p text:style-name="P4"><text:span text:style-name="T7"/></text:p>
            <text:p text:style-name="P4"><text:span text:style-name="T7"/></text:p>
          </text:deletion>
        </text:changed-region>
        <text:changed-region xml:id="ct2462121740400" text:id="ct2462121740400">
          <text:deletion>
            <office:change-info>
              <dc:creator>Autor desconocido</dc:creator>
              <dc:date>2021-07-11T11:47:33</dc:date>
            </office:change-info>
            <text:p text:style-name="P4"><text:span text:style-name="T68"/></text:p>
            <text:p text:style-name="P4"><text:span text:style-name="T68"/></text:p>
          </text:deletion>
        </text:changed-region>
        <text:changed-region xml:id="ct2462121750000" text:id="ct2462121750000">
          <text:deletion>
            <office:change-info>
              <dc:creator>Autor desconocido</dc:creator>
              <dc:date>2021-07-11T11:49:28</dc:date>
            </office:change-info>
            <text:p text:style-name="P4"><text:span text:style-name="T68"/></text:p>
            <text:p text:style-name="P43"><text:span text:style-name="T14">R</text:span>equisitos <text:span text:style-name="T96">p</text:span>ara tablas de contingencia de <text:span text:style-name="T13">m</text:span>ás de 2x2:</text:p>
            <text:list xml:id="list3955392423" text:style-name="L3">
              <text:list-item>
                <text:p text:style-name="P26">Cada instancia es independiente, o sea una observación por instancia</text:p>
              </text:list-item>
              <text:list-item>
                <text:p text:style-name="P26"><text:span text:style-name="T64">Según Yates </text:span><text:span text:style-name="T65">et al.</text:span><text:span text:style-name="T64">(1999) </text:span><text:span text:style-name="T83">ninguna celda debe ser </text:span><text:span text:style-name="T48">= 0</text:span><text:span text:style-name="T83">, y </text:span><text:span text:style-name="T84">mínimo el </text:span><text:span text:style-name="T49">8</text:span><text:span text:style-name="T82">0% de las celdas </text:span><text:span text:style-name="T84">deben ser &gt;= 5</text:span><text:span text:style-name="T64"> (el </text:span><text:span text:style-name="T31">2</text:span><text:span text:style-name="T64">0% de las celdas debe ser &lt; 5</text:span><text:span text:style-name="T15">).</text:span></text:p>
              </text:list-item>
            </text:list>
            <text:p text:style-name="P41"/>
            <text:p text:style-name="P39"><text:span text:style-name="T104">Referencia</text:span><text:span text:style-name="T93">: <text:s/></text:span></text:p>
          </text:deletion>
        </text:changed-region>
        <text:changed-region xml:id="ct2462032286016" text:id="ct2462032286016">
          <text:deletion>
            <office:change-info>
              <dc:creator>Autor desconocido</dc:creator>
              <dc:date>2021-07-11T11:46:58</dc:date>
            </office:change-info>
            <text:p text:style-name="P39"><text:span text:style-name="T68">Yates, Moore &amp; McCabe, 1999, p. 734</text:span></text:p>
          </text:deletion>
        </text:changed-region>
        <text:changed-region xml:id="ct2462032281456" text:id="ct2462032281456">
          <text:insertion>
            <office:change-info>
              <dc:creator>Autor desconocido</dc:creator>
              <dc:date>2021-07-11T11:47:00</dc:date>
            </office:change-info>
          </text:insertion>
        </text:changed-region>
        <text:changed-region xml:id="ct2462121764400" text:id="ct2462121764400">
          <text:insertion>
            <office:change-info>
              <dc:creator>Autor desconocido</dc:creator>
              <dc:date>2021-07-11T11:52:52</dc:date>
            </office:change-info>
          </text:insertion>
        </text:changed-region>
        <text:changed-region xml:id="ct2462032262256" text:id="ct2462032262256">
          <text:deletion>
            <office:change-info>
              <dc:creator>Autor desconocido</dc:creator>
              <dc:date>2021-07-11T11:44:55</dc:date>
            </office:change-info>
            <text:p text:style-name="P7"><text:span text:style-name="T53"/></text:p>
            <text:p text:style-name="P7"><text:span text:style-name="T53"/></text:p>
          </text:deletion>
        </text:changed-region>
        <text:changed-region xml:id="ct2462121878896" text:id="ct2462121878896">
          <text:deletion>
            <office:change-info>
              <dc:creator>Autor desconocido</dc:creator>
              <dc:date>2021-07-11T11:05:14</dc:date>
            </office:change-info>
            <text:p text:style-name="P7"><text:span text:style-name="T53"/></text:p>
            <text:p text:style-name="P7"><text:span text:style-name="T53"/></text:p>
          </text:deletion>
        </text:changed-region>
        <text:changed-region xml:id="ct2462032262976" text:id="ct2462032262976">
          <text:deletion>
            <office:change-info>
              <dc:creator>Autor desconocido</dc:creator>
              <dc:date>2021-07-11T11:47:19</dc:date>
            </office:change-info>
            <text:p text:style-name="P7"><text:span text:style-name="T53"/></text:p>
            <text:p text:style-name="P7"><text:span text:style-name="T53"/></text:p>
          </text:deletion>
        </text:changed-region>
        <text:changed-region xml:id="ct2462032257936" text:id="ct2462032257936">
          <text:insertion>
            <office:change-info>
              <dc:creator>Autor desconocido</dc:creator>
              <dc:date>2021-07-11T11:46:21</dc:date>
            </office:change-info>
          </text:insertion>
        </text:changed-region>
        <text:changed-region xml:id="ct2462032262736" text:id="ct2462032262736">
          <text:deletion>
            <office:change-info>
              <dc:creator>Autor desconocido</dc:creator>
              <dc:date>2021-07-11T11:51:35</dc:date>
            </office:change-info>
            <text:p text:style-name="P5"><text:span text:style-name="T68">, 1954</text:span></text:p>
          </text:deletion>
        </text:changed-region>
        <text:changed-region xml:id="ct2462032271856" text:id="ct2462032271856">
          <text:deletion>
            <office:change-info>
              <dc:creator>Autor desconocido</dc:creator>
              <dc:date>2021-07-11T11:46:31</dc:date>
            </office:change-info>
            <text:p text:style-name="P13"/>
            <text:p text:style-name="P13"/>
          </text:deletion>
        </text:changed-region>
        <text:changed-region xml:id="ct2462032279296" text:id="ct2462032279296">
          <text:insertion>
            <office:change-info>
              <dc:creator>Autor desconocido</dc:creator>
              <dc:date>2021-07-11T11:38:16</dc:date>
            </office:change-info>
          </text:insertion>
        </text:changed-region>
        <text:changed-region xml:id="ct2462032287456" text:id="ct2462032287456">
          <text:insertion>
            <office:change-info>
              <dc:creator>Autor desconocido</dc:creator>
              <dc:date>2021-07-11T11:42:56</dc:date>
            </office:change-info>
          </text:insertion>
        </text:changed-region>
        <text:changed-region xml:id="ct2462032282176" text:id="ct2462032282176">
          <text:deletion>
            <office:change-info>
              <dc:creator>Autor desconocido</dc:creator>
              <dc:date>2021-07-11T11:44:19</dc:date>
            </office:change-info>
            <text:p text:style-name="P12"><text:span text:style-name="T77"><text:s/></text:span></text:p>
          </text:deletion>
        </text:changed-region>
        <text:changed-region xml:id="ct2462032274256" text:id="ct2462032274256">
          <text:format-change>
            <office:change-info>
              <dc:creator>Autor desconocido</dc:creator>
              <dc:date>2021-07-11T11:44:30</dc:date>
            </office:change-info>
          </text:format-change>
        </text:changed-region>
        <text:changed-region xml:id="ct2462032285296" text:id="ct2462032285296">
          <text:deletion>
            <office:change-info>
              <dc:creator>Autor desconocido</dc:creator>
              <dc:date>2021-07-11T11:43:20</dc:date>
            </office:change-info>
            <text:p text:style-name="P12"><text:span text:style-name="T88">algunos autores </text:span><text:span text:style-name="T19">recomiendan</text:span><text:span text:style-name="T87"> </text:span></text:p>
          </text:deletion>
        </text:changed-region>
        <text:changed-region xml:id="ct2462032284816" text:id="ct2462032284816">
          <text:format-change>
            <office:change-info>
              <dc:creator>Autor desconocido</dc:creator>
              <dc:date>2021-07-11T11:44:30</dc:date>
            </office:change-info>
          </text:format-change>
        </text:changed-region>
        <text:changed-region xml:id="ct2462032283376" text:id="ct2462032283376">
          <text:insertion>
            <office:change-info>
              <dc:creator>Autor desconocido</dc:creator>
              <dc:date>2021-07-11T11:43:56</dc:date>
            </office:change-info>
          </text:insertion>
        </text:changed-region>
        <text:changed-region xml:id="ct2462032287216" text:id="ct2462032287216">
          <text:deletion>
            <office:change-info>
              <dc:creator>Autor desconocido</dc:creator>
              <dc:date>2021-07-11T11:44:13</dc:date>
            </office:change-info>
            <text:p text:style-name="P12"><text:span text:style-name="T41">la</text:span></text:p>
          </text:deletion>
        </text:changed-region>
        <text:changed-region xml:id="ct2462032275216" text:id="ct2462032275216">
          <text:format-change>
            <office:change-info>
              <dc:creator>Autor desconocido</dc:creator>
              <dc:date>2021-07-11T11:44:30</dc:date>
            </office:change-info>
          </text:format-change>
        </text:changed-region>
        <text:changed-region xml:id="ct2462032277376" text:id="ct2462032277376">
          <text:format-change>
            <office:change-info>
              <dc:creator>Autor desconocido</dc:creator>
              <dc:date>2021-07-11T11:44:33</dc:date>
            </office:change-info>
          </text:format-change>
        </text:changed-region>
        <text:changed-region xml:id="ct2462032266816" text:id="ct2462032266816">
          <text:deletion>
            <office:change-info>
              <dc:creator>Autor desconocido</dc:creator>
              <dc:date>2021-07-11T11:52:13</dc:date>
            </office:change-info>
            <text:p text:style-name="P20"><text:span text:style-name="T79">prueba del </text:span></text:p>
          </text:deletion>
        </text:changed-region>
        <text:changed-region xml:id="ct2462032269936" text:id="ct2462032269936">
          <text:format-change>
            <office:change-info>
              <dc:creator>Autor desconocido</dc:creator>
              <dc:date>2021-07-11T11:44:33</dc:date>
            </office:change-info>
          </text:format-change>
        </text:changed-region>
        <text:changed-region xml:id="ct2462032268016" text:id="ct2462032268016">
          <text:deletion>
            <office:change-info>
              <dc:creator>Autor desconocido</dc:creator>
              <dc:date>2021-07-11T11:52:22</dc:date>
            </office:change-info>
            <text:p text:style-name="P20"><text:span text:style-name="T79">con la prueba</text:span></text:p>
          </text:deletion>
        </text:changed-region>
        <text:changed-region xml:id="ct2462032268976" text:id="ct2462032268976">
          <text:insertion>
            <office:change-info>
              <dc:creator>Autor desconocido</dc:creator>
              <dc:date>2021-07-11T11:52:22</dc:date>
            </office:change-info>
          </text:insertion>
        </text:changed-region>
        <text:changed-region xml:id="ct2462032268256" text:id="ct2462032268256">
          <text:format-change>
            <office:change-info>
              <dc:creator>Autor desconocido</dc:creator>
              <dc:date>2021-07-11T11:44:33</dc:date>
            </office:change-info>
          </text:format-change>
        </text:changed-region>
        <text:changed-region xml:id="ct2462032280256" text:id="ct2462032280256">
          <text:deletion>
            <office:change-info>
              <dc:creator>Autor desconocido</dc:creator>
              <dc:date>2021-07-11T11:52:28</dc:date>
            </office:change-info>
            <text:p text:style-name="P20"><text:span text:style-name="T79"><text:s/>exact test</text:span></text:p>
          </text:deletion>
        </text:changed-region>
        <text:changed-region xml:id="ct2462032277856" text:id="ct2462032277856">
          <text:format-change>
            <office:change-info>
              <dc:creator>Autor desconocido</dc:creator>
              <dc:date>2021-07-11T11:44:33</dc:date>
            </office:change-info>
          </text:format-change>
        </text:changed-region>
        <text:changed-region xml:id="ct2462121874096" text:id="ct2462121874096">
          <text:insertion>
            <office:change-info>
              <dc:creator>Autor desconocido</dc:creator>
              <dc:date>2021-07-11T11:01:31</dc:date>
            </office:change-info>
          </text:insertion>
        </text:changed-region>
        <text:changed-region xml:id="ct2462121874816" text:id="ct2462121874816">
          <text:insertion>
            <office:change-info>
              <dc:creator>Autor desconocido</dc:creator>
              <dc:date>2021-07-11T11:02:11</dc:date>
            </office:change-info>
          </text:insertion>
        </text:changed-region>
        <text:changed-region xml:id="ct2462032257216" text:id="ct2462032257216">
          <text:deletion>
            <office:change-info>
              <dc:creator>Autor desconocido</dc:creator>
              <dc:date>2021-07-11T11:45:05</dc:date>
            </office:change-info>
            <text:p text:style-name="P36"><text:span text:style-name="T36"/></text:p>
            <text:p text:style-name="P44"><text:span text:style-name="T36"/></text:p>
          </text:deletion>
        </text:changed-region>
        <text:changed-region xml:id="ct2462032268496" text:id="ct2462032268496">
          <text:deletion>
            <office:change-info>
              <dc:creator>Autor desconocido</dc:creator>
              <dc:date>2021-07-11T11:45:05</dc:date>
            </office:change-info>
            <text:p text:style-name="P44"><text:span text:style-name="T36"/></text:p>
            <text:p text:style-name="P36"><text:span text:style-name="T36"/></text:p>
          </text:deletion>
        </text:changed-region>
        <text:changed-region xml:id="ct2462032263936" text:id="ct2462032263936">
          <text:format-change>
            <office:change-info>
              <dc:creator>Autor desconocido</dc:creator>
              <dc:date>2021-07-11T11:47:17</dc:date>
            </office:change-info>
          </text:format-change>
        </text:changed-region>
        <text:changed-region xml:id="ct2462032267056" text:id="ct2462032267056">
          <text:insertion>
            <office:change-info>
              <dc:creator>Autor desconocido</dc:creator>
              <dc:date>2021-07-11T11:46:25</dc:date>
            </office:change-info>
          </text:insertion>
        </text:changed-region>
        <text:changed-region xml:id="ct2462032264176" text:id="ct2462032264176">
          <text:deletion>
            <office:change-info>
              <dc:creator>Autor desconocido</dc:creator>
              <dc:date>2021-07-11T11:46:25</dc:date>
            </office:change-info>
            <text:p text:style-name="P37"><text:span text:style-name="T68">Cochran (1952, 1954) </text:span></text:p>
          </text:deletion>
        </text:changed-region>
        <text:changed-region xml:id="ct2462032270176" text:id="ct2462032270176">
          <text:insertion>
            <office:change-info>
              <dc:creator>Autor desconocido</dc:creator>
              <dc:date>2021-07-11T11:44:52</dc:date>
            </office:change-info>
          </text:insertion>
        </text:changed-region>
        <text:changed-region xml:id="ct2462121880336" text:id="ct2462121880336">
          <text:deletion>
            <office:change-info>
              <dc:creator>Autor desconocido</dc:creator>
              <dc:date>2021-07-11T11:05:47</dc:date>
            </office:change-info>
            <text:p text:style-name="P8"><text:span text:style-name="T53"/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8"><text:span text:style-name="T53"/></text:p>
          </text:deletion>
        </text:changed-region>
        <text:changed-region xml:id="ct2462126979760" text:id="ct2462126979760">
          <text:insertion>
            <office:change-info>
              <dc:creator>Autor desconocido</dc:creator>
              <dc:date>2021-07-11T11:46:16</dc:date>
            </office:change-info>
          </text:insertion>
        </text:changed-region>
        <text:changed-region xml:id="ct2462121751680" text:id="ct2462121751680">
          <text:insertion>
            <office:change-info>
              <dc:creator>Autor desconocido</dc:creator>
              <dc:date>2021-07-11T11:50:09</dc:date>
            </office:change-info>
          </text:insertion>
        </text:changed-region>
        <text:changed-region xml:id="ct2462121761760" text:id="ct2462121761760">
          <text:deletion>
            <office:change-info>
              <dc:creator>Autor desconocido</dc:creator>
              <dc:date>2021-07-11T11:50:23</dc:date>
            </office:change-info>
            <text:list xml:id="list3827468799" text:style-name="L6">
              <text:list-item>
                <text:p text:style-name="P15"><text:span text:style-name="T29"/></text:p>
              </text:list-item>
              <text:list-item>
                <text:p text:style-name="P15"><text:span text:style-name="T29"/></text:p>
              </text:list-item>
            </text:list>
          </text:deletion>
        </text:changed-region>
        <text:changed-region xml:id="ct2462121748800" text:id="ct2462121748800">
          <text:deletion>
            <office:change-info>
              <dc:creator>Autor desconocido</dc:creator>
              <dc:date>2021-07-11T11:50:23</dc:date>
            </office:change-info>
            <text:list xml:id="list115343125629058" text:continue-numbering="true" text:style-name="L6">
              <text:list-item>
                <text:p text:style-name="P15"><text:span text:style-name="T29"/></text:p>
              </text:list-item>
              <text:list-item>
                <text:p text:style-name="P15"><text:span text:style-name="T29"/></text:p>
              </text:list-item>
            </text:list>
          </text:deletion>
        </text:changed-region>
        <text:changed-region xml:id="ct2462121748320" text:id="ct2462121748320">
          <text:insertion>
            <office:change-info>
              <dc:creator>Autor desconocido</dc:creator>
              <dc:date>2021-07-11T11:50:38</dc:date>
            </office:change-info>
          </text:insertion>
        </text:changed-region>
        <text:changed-region xml:id="ct2462032283136" text:id="ct2462032283136">
          <text:deletion>
            <office:change-info>
              <dc:creator>Autor desconocido</dc:creator>
              <dc:date>2021-07-11T11:51:11</dc:date>
            </office:change-info>
            <text:p text:style-name="Standard"><text:span text:style-name="T107">el</text:span></text:p>
          </text:deletion>
        </text:changed-region>
        <text:changed-region xml:id="ct2462032264896" text:id="ct2462032264896">
          <text:deletion>
            <office:change-info>
              <dc:creator>Autor desconocido</dc:creator>
              <dc:date>2021-07-11T11:50:57</dc:date>
            </office:change-info>
            <text:p text:style-name="Standard"><text:span text:style-name="T107"><text:s/>test</text:span></text:p>
          </text:deletion>
        </text:changed-region>
        <text:changed-region xml:id="ct2462032286496" text:id="ct2462032286496">
          <text:insertion>
            <office:change-info>
              <dc:creator>Autor desconocido</dc:creator>
              <dc:date>2021-07-11T11:51:11</dc:date>
            </office:change-info>
          </text:insertion>
        </text:changed-region>
        <text:changed-region xml:id="ct2462032272336" text:id="ct2462032272336">
          <text:insertion>
            <office:change-info>
              <dc:creator>Autor desconocido</dc:creator>
              <dc:date>2021-07-11T11:50:59</dc:date>
            </office:change-info>
          </text:insertion>
        </text:changed-region>
        <text:changed-region xml:id="ct2462032281936" text:id="ct2462032281936">
          <text:deletion>
            <office:change-info>
              <dc:creator>Autor desconocido</dc:creator>
              <dc:date>2021-07-11T11:51:02</dc:date>
            </office:change-info>
            <text:p text:style-name="Standard"><text:span text:style-name="T107"><text:s/></text:span></text:p>
          </text:deletion>
        </text:changed-region>
        <text:changed-region xml:id="ct2462121735360" text:id="ct2462121735360">
          <text:deletion>
            <office:change-info>
              <dc:creator>Autor desconocido</dc:creator>
              <dc:date>2021-07-11T11:48:04</dc:date>
            </office:change-info>
            <text:p text:style-name="Standard"><text:span text:style-name="T103"><text:s/>(Fisher-Irwin test)</text:span></text:p>
          </text:deletion>
        </text:changed-region>
        <text:changed-region xml:id="ct2462032272816" text:id="ct2462032272816">
          <text:deletion>
            <office:change-info>
              <dc:creator>Autor desconocido</dc:creator>
              <dc:date>2021-07-11T11:45:54</dc:date>
            </office:change-info>
            <text:p text:style-name="P23"><text:span text:style-name="T20">Campbell</text:span><text:span text:style-name="T68"> (</text:span><text:span text:style-name="T20">2007</text:span><text:span text:style-name="T68">)</text:span></text:p>
          </text:deletion>
        </text:changed-region>
        <text:changed-region xml:id="ct2462032280736" text:id="ct2462032280736">
          <text:insertion>
            <office:change-info>
              <dc:creator>Autor desconocido</dc:creator>
              <dc:date>2021-07-11T11:45:54</dc:date>
            </office:change-info>
          </text:insertion>
        </text:changed-region>
        <text:changed-region xml:id="ct2462121751920" text:id="ct2462121751920">
          <text:insertion>
            <office:change-info>
              <dc:creator>Autor desconocido</dc:creator>
              <dc:date>2021-07-11T11:49:32</dc:date>
            </office:change-info>
          </text:insertion>
        </text:changed-region>
        <text:changed-region xml:id="ct2462121745920" text:id="ct2462121745920">
          <text:deletion>
            <office:change-info>
              <dc:creator>Autor desconocido</dc:creator>
              <dc:date>2021-07-11T11:48:53</dc:date>
            </office:change-info>
            <text:list xml:id="list2919050667" text:style-name="L8">
              <text:list-item>
                <text:p text:style-name="P32"><text:span text:style-name="T90"><text:s/></text:span></text:p>
              </text:list-item>
              <text:list-item>
                <text:p text:style-name="P32"><text:span text:style-name="T90"/></text:p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change text:change-id="ct2462121744240"/><text:change-start text:change-id="ct2462121739200"/><text:span text:style-name="T4">Requisitos</text:span><text:change-end text:change-id="ct2462121739200"/><text:span text:style-name="T1"> </text:span><text:change text:change-id="ct2462121738480"/><text:change-start text:change-id="ct2462121736080"/><text:span text:style-name="T5">para </text:span><text:change-end text:change-id="ct2462121736080"/><text:change text:change-id="ct2462032282416"/><text:change-start text:change-id="ct2462032278816"/><text:span text:style-name="T6">la</text:span><text:change-end text:change-id="ct2462032278816"/><text:span text:style-name="T1"> </text:span><text:span text:style-name="T63">χ</text:span><text:span text:style-name="T58">2</text:span><text:span text:style-name="T3"> </text:span><text:span text:style-name="T2">de Pearson</text:span></text:p>
      <text:p text:style-name="P1"/>
      <text:p text:style-name="P4"><text:span text:style-name="T70">El test </text:span><text:span text:style-name="T74">χ</text:span><text:span text:style-name="T59">2</text:span><text:span text:style-name="T69"> </text:span><text:span text:style-name="T73">de Pearson </text:span><text:span text:style-name="T71">(</text:span><text:span text:style-name="T72">Pearson’s </text:span><text:span text:style-name="T71">chi-square</text:span><text:span text:style-name="T72">d</text:span><text:span text:style-name="T71">) </text:span><text:span text:style-name="T70">sirve para estudiar </text:span><text:span text:style-name="T75">2 factores</text:span><text:span text:style-name="T70"> mediante tablas de contingencia (=conteos). </text:span><text:span text:style-name="T75">Cada factor</text:span><text:span text:style-name="T70"> debe tener mínimo</text:span><text:span text:style-name="T75"> 1 o más niveles</text:span><text:span text:style-name="T70">. </text:span></text:p>
      <text:p text:style-name="P9"><text:change text:change-id="ct2462124672480"/></text:p>
      <text:p text:style-name="P4"><text:span text:style-name="T34">L</text:span><text:span text:style-name="T35">a hipótesis que contrasta </text:span><text:change text:change-id="ct2462032274976"/><text:change-start text:change-id="ct2462032286256"/><text:span text:style-name="T38">la</text:span><text:change-end text:change-id="ct2462032286256"/><text:span text:style-name="T35"> </text:span><text:span text:style-name="T39">χ</text:span><text:span text:style-name="T59">2 </text:span>es<text:change-start text:change-id="ct2462124670080"/>:<text:change-end text:change-id="ct2462124670080"/><text:change text:change-id="ct2462124660480"/></text:p>
      <text:list xml:id="list115343070136176" text:continue-list="list3111466480" text:style-name="L1">
        <text:list-item>
          <text:p text:style-name="P24"><text:bookmark text:name="MJXc-Node-14"/><text:bookmark text:name="MJXc-Node-15"/><text:bookmark text:name="MathJax-Element-4-Frame"/><text:bookmark text:name="MJXc-Node-12"/><text:bookmark text:name="MJXc-Node-13"/>H<text:bookmark text:name="MJXc-Node-16"/><text:change-start text:change-id="ct2462124669120"/><text:span text:style-name="T94">0</text:span><text:change-end text:change-id="ct2462124669120"/><text:change text:change-id="ct2462124669600"/>: <text:change-start text:change-id="ct2462124670800"/><text:span text:style-name="T116">Los factores </text:span><text:change-end text:change-id="ct2462124670800"/><text:change text:change-id="ct2462124671280"/><text:change-start text:change-id="ct2462124672720"/><text:span text:style-name="T11">son</text:span><text:change-end text:change-id="ct2462124672720"/> independ<text:change-start text:change-id="ct2462124671520"/><text:span text:style-name="T116">i</text:span><text:change-end text:change-id="ct2462124671520"/>ent<text:change-start text:change-id="ct2462124672240"/><text:span text:style-name="T116">es</text:span><text:change-end text:change-id="ct2462124672240"/><text:change text:change-id="ct2462124658320"/>. <text:change-start text:change-id="ct2462124673680"/><text:span text:style-name="T116">Conocer</text:span><text:change-end text:change-id="ct2462124673680"/><text:change-start text:change-id="ct2462124673920"/><text:span text:style-name="T116"> un factor no ayuda a predecir el valor del otro factor.</text:span><text:change-end text:change-id="ct2462124673920"/><text:change text:change-id="ct2462124674160"/></text:p>
        </text:list-item>
      </text:list>
      <text:list xml:id="list115342421181435" text:continue-list="list1643197620" text:style-name="L2">
        <text:list-item>
          <text:p text:style-name="P25"><text:bookmark text:name="MathJax-Element-5-Frame"/><text:bookmark text:name="MJXc-Node-17"/><text:bookmark text:name="MJXc-Node-18"/><text:bookmark text:name="MJXc-Node-19"/><text:bookmark text:name="MJXc-Node-20"/>H<text:bookmark text:name="MJXc-Node-21"/><text:change-start text:change-id="ct2462121874576"/><text:span text:style-name="T94">1</text:span><text:change-end text:change-id="ct2462121874576"/><text:change text:change-id="ct2462121876016"/>: <text:change text:change-id="ct2462121886576"/><text:change-start text:change-id="ct2462121887056"/><text:span text:style-name="T116">Los factores </text:span><text:span text:style-name="T11">son</text:span> depend<text:span text:style-name="T116">i</text:span>ent<text:span text:style-name="T116">es</text:span><text:change-end text:change-id="ct2462121887056"/><text:change text:change-id="ct2462121876256"/>. <text:change-start text:change-id="ct2462121873856"/><text:span text:style-name="T116">Conocer un factor ayuda a predecir el valor del otro factor.</text:span><text:change-end text:change-id="ct2462121873856"/><text:change text:change-id="ct2462121873616"/><text:change text:change-id="ct2462121872656"/><text:change text:change-id="ct2462121763920"/><text:change text:change-id="ct2462121763200"/></text:p>
        </text:list-item>
      </text:list>
      <text:p text:style-name="P9"><text:change-start text:change-id="ct2462121881056"/></text:p>
      <text:p text:style-name="P4"><text:change-end text:change-id="ct2462121881056"/><text:change text:change-id="ct2462121762960"/><text:span text:style-name="T7">E</text:span><text:span text:style-name="T95">n función del tamaño de la tabla de contingencia </text:span><text:span text:style-name="T102">que estudiemos, tendremos que controlar los siguientes requisitos</text:span><text:span text:style-name="T95">: </text:span><text:change text:change-id="ct2462121740400"/><text:change text:change-id="ct2462121750000"/><text:change text:change-id="ct2462032286016"/><text:change-start text:change-id="ct2462032281456"/></text:p>
      <text:p text:style-name="P27"><text:change-end text:change-id="ct2462032281456"/><text:change-start text:change-id="ct2462121764400"/></text:p>
      <text:p text:style-name="P27"><text:change-end text:change-id="ct2462121764400"/></text:p>
      <text:p text:style-name="P7"><text:change text:change-id="ct2462032262256"/><text:change text:change-id="ct2462121878896"/><text:change text:change-id="ct2462032262976"/><text:span text:style-name="T53">R</text:span><text:span text:style-name="T97">equisitos </text:span><text:span text:style-name="T54">p</text:span><text:span text:style-name="T97">ara tablas de contingencia de 2x2 </text:span><text:span text:style-name="T98">(</text:span><text:span text:style-name="T97">Cochran</text:span><text:change-start text:change-id="ct2462032257936"/><text:span text:style-name="T97">, </text:span><text:span text:style-name="T99">1952</text:span><text:change-end text:change-id="ct2462032257936"/><text:span text:style-name="T98">)</text:span><text:span text:style-name="T97">:</text:span></text:p>
      <text:p text:style-name="P5"><text:span text:style-name="T105">Para tablas de contingencia de 2 factores con 2 niveles cada uno, </text:span><text:span text:style-name="T68">Cochran (1952</text:span><text:change text:change-id="ct2462032262736"/><text:span text:style-name="T68">) </text:span><text:span text:style-name="T77">recomienda cumplir estos requisitos:</text:span></text:p>
      <text:p text:style-name="P13"><text:change text:change-id="ct2462032271856"/></text:p>
      <text:list xml:id="list3769940406" text:style-name="L4">
        <text:list-item>
          <text:p text:style-name="P33"><text:span text:style-name="T16">C</text:span><text:span text:style-name="T77">ada instancia es independiente, o sea una observación por instancia</text:span><text:change-start text:change-id="ct2462032279296"/><text:span text:style-name="T77">. </text:span></text:p>
          <text:list>
            <text:list-item>
              <text:p text:style-name="P34"><text:span text:style-name="T85">Para sujetos pareados</text:span><text:span text:style-name="T77">, o 2 observa</text:span><text:span text:style-name="T32">c</text:span><text:span text:style-name="T77">ion</text:span><text:span text:style-name="T85">e</text:span><text:span text:style-name="T77">s p</text:span><text:span text:style-name="T32">o</text:span><text:span text:style-name="T77">r person</text:span><text:span text:style-name="T85">a</text:span><text:span text:style-name="T77">, </text:span><text:span text:style-name="T85">hacemos </text:span><text:span text:style-name="T33">la</text:span><text:span text:style-name="T85"> </text:span><text:span text:style-name="T39">χ</text:span><text:span text:style-name="T59">2</text:span><text:span text:style-name="T85"> de </text:span><text:span text:style-name="T77">McNemar </text:span><text:span text:style-name="T85">(</text:span><text:span text:style-name="T77">McNemar's chi-square </text:span><text:span text:style-name="T32">o</text:span><text:span text:style-name="T77"> McNemar's Change Test). </text:span><text:span text:style-name="T32">Este test</text:span><text:span text:style-name="T77"> </text:span><text:span text:style-name="T32">e</text:span><text:span text:style-name="T77">s </text:span><text:span text:style-name="T85">un</text:span><text:span text:style-name="T77"> </text:span><text:span text:style-name="T85">test </text:span><text:span text:style-name="T39">χ</text:span><text:span text:style-name="T59">2</text:span><text:span text:style-name="T77"> goodness of fit, </text:span><text:span text:style-name="T86">con la misma hipótesis que la del </text:span><text:span text:style-name="T39">χ</text:span><text:span text:style-name="T59">2</text:span><text:change-end text:change-id="ct2462032279296"/><text:change-start text:change-id="ct2462032287456"/><text:span text:style-name="T36">.</text:span><text:change-end text:change-id="ct2462032287456"/></text:p>
            </text:list-item>
          </text:list>
        </text:list-item>
        <text:list-item>
          <text:p text:style-name="P10"><text:span text:style-name="T78">Tod</text:span><text:span text:style-name="T18">os</text:span><text:span text:style-name="T78"> </text:span><text:span text:style-name="T18">los</text:span><text:span text:style-name="T78"> conteos e</text:span><text:span text:style-name="T17">s</text:span><text:span text:style-name="T78">perados deben ser</text:span><text:span text:style-name="T77"> &gt;</text:span><text:span text:style-name="T78">=</text:span><text:span text:style-name="T77">10. </text:span></text:p>
        </text:list-item>
      </text:list>
      <text:p text:style-name="P2"/>
      <text:list xml:id="list115341137493548" text:continue-numbering="true" text:style-name="L4">
        <text:list-item>
          <text:p text:style-name="P11"><text:change text:change-id="ct2462032282176"/><text:change-start text:change-id="ct2462032274256"/><text:span text:style-name="T87">Si hay algún conteo esperado con valor 5 &lt;= x &lt; 10, </text:span><text:change-end text:change-id="ct2462032274256"/><text:change text:change-id="ct2462032285296"/><text:change-start text:change-id="ct2462032284816"/><text:span text:style-name="T87">aplicar </text:span><text:change-end text:change-id="ct2462032284816"/><text:change-start text:change-id="ct2462032283376"/><text:span text:style-name="T74">χ</text:span><text:span text:style-name="T60">2 </text:span><text:span text:style-name="T40">con</text:span><text:change-end text:change-id="ct2462032283376"/><text:change text:change-id="ct2462032287216"/><text:change-start text:change-id="ct2462032275216"/><text:span text:style-name="T87"> corrección de Yates </text:span><text:span text:style-name="T89">para continuidad.</text:span><text:change-end text:change-id="ct2462032275216"/></text:p>
        </text:list-item>
      </text:list>
      <text:p text:style-name="P14"><text:change-start text:change-id="ct2462032277376"/></text:p>
      <text:list xml:id="list115342976593907" text:continue-numbering="true" text:style-name="L4">
        <text:list-item>
          <text:p text:style-name="P19"><text:span text:style-name="T79">Si hay algún conteo esperado que sea &lt; 5, se sustituye la </text:span><text:change-end text:change-id="ct2462032277376"/><text:change text:change-id="ct2462032266816"/><text:change-start text:change-id="ct2462032269936"/><text:span text:style-name="T76">χ</text:span><text:span text:style-name="T61">2</text:span><text:span text:style-name="T79"> </text:span><text:change-end text:change-id="ct2462032269936"/><text:change text:change-id="ct2462032268016"/><text:change-start text:change-id="ct2462032268976"/><text:span text:style-name="T52">por el test exacto de</text:span><text:change-end text:change-id="ct2462032268976"/><text:change-start text:change-id="ct2462032268256"/><text:span text:style-name="T79"> Fisher</text:span><text:change-end text:change-id="ct2462032268256"/><text:change text:change-id="ct2462032280256"/><text:change-start text:change-id="ct2462032277856"/><text:span text:style-name="T79"> para tablas de contingencia de 2x2.</text:span><text:change-end text:change-id="ct2462032277856"/></text:p>
        </text:list-item>
      </text:list>
      <text:p text:style-name="P6"><text:change-start text:change-id="ct2462121874096"/></text:p>
      <text:p text:style-name="P36"><text:span text:style-name="T37">La hipótesis que contrasta el test exacto de Fisher es la misma que la del</text:span><text:change-end text:change-id="ct2462121874096"/><text:change-start text:change-id="ct2462121874816"/><text:span text:style-name="T37"> </text:span><text:span text:style-name="T39">χ</text:span><text:span text:style-name="T59">2</text:span><text:span text:style-name="T36">.</text:span><text:change-end text:change-id="ct2462121874816"/><text:change text:change-id="ct2462032257216"/><text:change text:change-id="ct2462032268496"/></text:p>
      <text:list xml:id="list3652395984" text:style-name="L5">
        <text:list-item>
          <text:p text:style-name="P31"><text:change-start text:change-id="ct2462032263936"/><text:span text:style-name="T104">Referencia</text:span><text:change-end text:change-id="ct2462032263936"/><text:span text:style-name="T93">: <text:s/></text:span><text:change-start text:change-id="ct2462032267056"/><text:span text:style-name="T68">Cochran WG. The [chi-squared] test of goodness of fit. </text:span><text:span text:style-name="T66">Annals of Mathematical Statistics</text:span><text:span text:style-name="T68"> 1952; 25:315–345 </text:span><text:change-end text:change-id="ct2462032267056"/><text:change text:change-id="ct2462032264176"/><text:change-start text:change-id="ct2462032270176"/></text:p>
        </text:list-item>
      </text:list>
      <text:p text:style-name="P35"><text:change-end text:change-id="ct2462032270176"/><text:span text:style-name="T68"/></text:p>
      <text:p text:style-name="P8"><text:change text:change-id="ct2462121880336"/><text:span text:style-name="T53">R</text:span><text:span text:style-name="T97">equisitos </text:span><text:span text:style-name="T54">p</text:span><text:span text:style-name="T97">ara tablas de contingencia de 2x2 </text:span><text:span text:style-name="T98">(</text:span><text:span text:style-name="T55">Campbell</text:span><text:change-start text:change-id="ct2462126979760"/><text:span text:style-name="T55">, </text:span><text:span text:style-name="T56">2007</text:span><text:change-end text:change-id="ct2462126979760"/><text:span text:style-name="T98">)</text:span><text:span text:style-name="T97">:</text:span></text:p>
      <text:p text:style-name="Standard"><text:span text:style-name="T106">Campbell (2007)</text:span><text:span text:style-name="T68"> </text:span><text:span text:style-name="T80">distingue 3 diseños de investigación que generan tablas de contingencia de 2x2</text:span><text:span text:style-name="T77">:</text:span></text:p>
      <text:p text:style-name="Standard"/>
      <text:list xml:id="list115341854629584" text:continue-list="list115343125629058" text:style-name="L6">
        <text:list-item>
          <text:p text:style-name="P15"><text:span text:style-name="T42">Ensayos comparativos </text:span><text:span text:style-name="T43">(Comparative trials)</text:span><text:span text:style-name="T42">:</text:span><text:span text:style-name="T77"> </text:span><text:span text:style-name="T81">L</text:span><text:span text:style-name="T21">as observaciones se obtuvieron de 2 poblaciones, </text:span><text:span text:style-name="T22">por lo que</text:span><text:span text:style-name="T23"> </text:span><text:span text:style-name="T24">la pregunta es si las proporciones de los 2 niveles del otro factor son iguales o no.</text:span></text:p>
        </text:list-item>
        <text:list-item>
          <text:p text:style-name="P15"><text:span text:style-name="T45">Estudio</text:span><text:span text:style-name="T43"> </text:span><text:span text:style-name="T44">transversal</text:span><text:span text:style-name="T43"> (Cross-sectional design)</text:span><text:span text:style-name="T42">: </text:span><text:span text:style-name="T26">L</text:span><text:span text:style-name="T27">as</text:span><text:span text:style-name="T26"> observaci</text:span><text:span text:style-name="T27">o</text:span><text:span text:style-name="T26">n</text:span><text:span text:style-name="T27">es</text:span><text:span text:style-name="T26"> del factor se obtiene</text:span><text:span text:style-name="T27">n</text:span><text:span text:style-name="T26"> de una única población y se cataloga</text:span><text:span text:style-name="T27">n</text:span><text:span text:style-name="T26"> en 2 niveles</text:span><text:span text:style-name="T25"> </text:span><text:span text:style-name="T26">dicotonímicos </text:span><text:span text:style-name="T28">y excluyentes</text:span><text:span text:style-name="T26"> (ejemplo:</text:span><text:span text:style-name="T25"> </text:span><text:span text:style-name="T26">prevalencia del ébola en 2007, </text:span><text:span text:style-name="T28">factor contagiado, niveles sano y contagiado</text:span><text:span text:style-name="T26">).</text:span></text:p>
        </text:list-item>
        <text:list-item>
          <text:p text:style-name="P15"><text:span text:style-name="T45">Estudio</text:span><text:span text:style-name="T43"> </text:span><text:span text:style-name="T46">de independencia 2x2</text:span><text:span text:style-name="T43"> (</text:span><text:span text:style-name="T46">2x2 independence trial</text:span><text:span text:style-name="T43">)</text:span><text:span text:style-name="T42">: </text:span><text:span text:style-name="T29">Raramente usado en la práctica</text:span><text:change-start text:change-id="ct2462121751680"/><text:span text:style-name="T29">.</text:span><text:change-end text:change-id="ct2462121751680"/><text:change text:change-id="ct2462121761760"/><text:change text:change-id="ct2462121748800"/><text:change-start text:change-id="ct2462121748320"/></text:p>
        </text:list-item>
      </text:list>
      <text:p text:style-name="Standard"><text:change-end text:change-id="ct2462121748320"/></text:p>
      <text:p text:style-name="Standard"><text:soft-page-break/><text:span text:style-name="T113">Según Campbell, los requisitos p</text:span><text:span text:style-name="T107">ara </text:span><text:change text:change-id="ct2462032283136"/><text:change text:change-id="ct2462032264896"/><text:change-start text:change-id="ct2462032286496"/><text:span text:style-name="T12">la</text:span><text:change-end text:change-id="ct2462032286496"/><text:change-start text:change-id="ct2462032272336"/><text:span text:style-name="T107"> </text:span><text:change-end text:change-id="ct2462032272336"/><text:change text:change-id="ct2462032281936"/><text:span text:style-name="T74">χ</text:span><text:span text:style-name="T60">2</text:span><text:span text:style-name="T107"> </text:span><text:span text:style-name="T9">en</text:span><text:span text:style-name="T110"> los ensayos compara</text:span><text:span text:style-name="T8">t</text:span><text:span text:style-name="T110">ivos y los estudios transversales </text:span><text:span text:style-name="T114">son</text:span><text:span text:style-name="T110">:</text:span></text:p>
      <text:list xml:id="list2225122401" text:style-name="L7">
        <text:list-item>
          <text:p text:style-name="P17"><text:span text:style-name="T30">Si todos los conteos esperados son &gt;= 1, <text:s/>se debe emplear el </text:span><text:span text:style-name="T47">test </text:span><text:span text:style-name="T50">χ</text:span><text:span text:style-name="T62">2</text:span><text:span text:style-name="T47"> N-1 </text:span><text:span text:style-name="T30">(N -1 chi-squared test).</text:span><text:span text:style-name="T68"> </text:span></text:p>
        </text:list-item>
        <text:list-item>
          <text:p text:style-name="P17"><text:span text:style-name="T111">Si algún conteo </text:span><text:span text:style-name="T10">= </text:span><text:span text:style-name="T111">0, </text:span><text:span text:style-name="T115">se debe usar </text:span><text:span text:style-name="T111">el </text:span><text:span text:style-name="T103">test de Fisher-Irwin</text:span><text:change text:change-id="ct2462121735360"/><text:span text:style-name="T111"> </text:span><text:span text:style-name="T112">de dos colas y con la regla de Irwin.</text:span></text:p>
        </text:list-item>
      </text:list>
      <text:p text:style-name="Standard"/>
      <text:p text:style-name="Standard"/>
      <text:list xml:id="list115342030171440" text:continue-list="list2919050667" text:style-name="L8">
        <text:list-item>
          <text:p text:style-name="P18"><text:span text:style-name="T93">Referencia: <text:s/></text:span><text:change text:change-id="ct2462032272816"/><text:change-start text:change-id="ct2462032280736"/><text:span text:style-name="T68">Campbell, I. Chi-squared and Fisher-Irwin tests of two-by-two tables with small sample recommendations. </text:span><text:span text:style-name="T66">Stat M</text:span><text:span text:style-name="T67">ed.</text:span><text:span text:style-name="T90"> 2007; 26:3661-3675</text:span><text:change-end text:change-id="ct2462032280736"/><text:change-start text:change-id="ct2462121751920"/></text:p>
        </text:list-item>
      </text:list>
      <text:p text:style-name="P38"><text:span text:style-name="T51"/></text:p>
      <text:p text:style-name="P38"><text:span text:style-name="T51"/></text:p>
      <text:p text:style-name="P38"><text:span text:style-name="T51"/></text:p>
      <text:p text:style-name="P38"><text:span text:style-name="T51"/></text:p>
      <text:p text:style-name="P38"><text:span text:style-name="T53">R</text:span><text:span text:style-name="T100">equisitos </text:span><text:span text:style-name="T101">p</text:span><text:span text:style-name="T100">ara tablas de contingencia de </text:span><text:span text:style-name="T57">m</text:span><text:span text:style-name="T100">ás de 2x2:</text:span></text:p>
      <text:list xml:id="list1730547006" text:style-name="L10">
        <text:list-item>
          <text:p text:style-name="P30">Cada instancia es independiente, o sea una observación por instancia</text:p>
        </text:list-item>
        <text:list-item>
          <text:p text:style-name="P30"><text:span text:style-name="T64">Según Yates </text:span><text:span text:style-name="T65">et al.</text:span><text:span text:style-name="T64">(1999) </text:span><text:span text:style-name="T83">ninguna celda debe ser </text:span><text:span text:style-name="T48">= 0</text:span><text:span text:style-name="T83">, y </text:span><text:span text:style-name="T84">mínimo el </text:span><text:span text:style-name="T49">8</text:span><text:span text:style-name="T82">0% de las celdas </text:span><text:span text:style-name="T84">deben ser &gt;= 5</text:span><text:span text:style-name="T64"> (el </text:span><text:span text:style-name="T31">2</text:span><text:span text:style-name="T64">0% de las celdas debe ser &lt; 5</text:span><text:span text:style-name="T15">).</text:span></text:p>
        </text:list-item>
      </text:list>
      <text:p text:style-name="P42"/>
      <text:list xml:id="list115341727588036" text:continue-list="list115342030171440" text:style-name="L8">
        <text:list-item>
          <text:p text:style-name="P32"><text:span text:style-name="T104">Referencia</text:span><text:span text:style-name="T93">: <text:s/></text:span><text:span text:style-name="T68">Yates, D., Moore, Moore, D., McCabe, G. (1999). The Practice of Statistics (1st Ed.). New York: W.H. Freeman.</text:span><text:change-end text:change-id="ct2462121751920"/><text:change text:change-id="ct2462121745920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Console" svg:font-family="Consol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text-position="0% 100%"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Gothic1" style:font-family-asian="'MS Gothic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andos" style:family="text">
      <style:text-properties fo:color="#b2b2b2" loext:opacity="100%" style:text-position="0% 100%" style:font-name="Console" fo:font-family="Console" fo:language="es" fo:country="ES" fo:font-weight="normal" fo:background-color="#000000" style:language-asian="zxx" style:country-asian="none" style:font-weight-asian="normal" style:language-complex="zxx" style:country-complex="none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4H11M6S</meta:editing-duration>
    <meta:editing-cycles>314</meta:editing-cycles>
    <meta:generator>LibreOffice/7.0.6.2$Windows_X86_64 LibreOffice_project/144abb84a525d8e30c9dbbefa69cbbf2d8d4ae3b</meta:generator>
    <dc:date>2021-07-11T11:53:28.657000000</dc:date>
    <meta:document-statistic meta:table-count="0" meta:image-count="0" meta:object-count="0" meta:page-count="2" meta:paragraph-count="28" meta:word-count="507" meta:character-count="3003" meta:non-whitespace-character-count="2532"/>
    <meta:user-defined meta:name="Info 1"/>
    <meta:user-defined meta:name="Info 2"/>
    <meta:user-defined meta:name="Info 3"/>
    <meta:user-defined meta:name="Info 4"/>
  </office:meta>
</office:document-meta>
</file>